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Heading_20_2" style:master-page-name="MP0">
      <style:paragraph-properties style:page-number="auto" fo:break-before="page"/>
    </style:style>
    <style:style style:name="P5" style:family="paragraph" style:parent-style-name="Text_20_body">
      <style:text-properties fo:font-size="10pt" officeooo:rsid="001d4f12" officeooo:paragraph-rsid="00161264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558c3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1558c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none" style:text-underline-mode="continuous" style:text-overline-mode="continuous" style:text-line-through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Eksamensopgave i Objektorienteret Programmering 2017</text:h>
      <text:p text:style-name="P1">Denne formular underskrives og afleveres til studiesekretæren.</text:p>
      <text:p text:style-name="Standard"/>
      <text:p text:style-name="Standard"/>
      <text:p text:style-name="Standard">Navn:<text:span text:style-name="T1"><text:tab/><text:tab/><text:tab/></text:span><text:span text:style-name="T4">Jonas Rechnitzer Eriksen</text:span><text:span text:style-name="Default_20_Paragraph_20_Font"><text:span text:style-name="T2"> <text:s text:c="73"/></text:span></text:span><text:span text:style-name="Default_20_Paragraph_20_Font"><text:span text:style-name="T6"><text:s text:c="10"/></text:span></text:span><text:span text:style-name="Default_20_Paragraph_20_Font"><text:span text:style-name="T2"><text:s text:c="12"/></text:span></text:span><text:span text:style-name="Default_20_Paragraph_20_Font"><text:span text:style-name="T6"><text:s text:c="11"/></text:span></text:span></text:p>
      <text:p text:style-name="Standard"/>
      <text:p text:style-name="Standard">Studienummer:<text:span text:style-name="Default_20_Paragraph_20_Font"><text:span text:style-name="T2"> <text:s/><text:tab/></text:span></text:span><text:span text:style-name="Default_20_Paragraph_20_Font"><text:span text:style-name="T3">20143928</text:span></text:span><text:span text:style-name="Default_20_Paragraph_20_Font"><text:span text:style-name="T2"> <text:s text:c="97"/></text:span></text:span><text:span text:style-name="Default_20_Paragraph_20_Font"><text:span text:style-name="T6"><text:s text:c="19"/></text:span></text:span><text:span text:style-name="Default_20_Paragraph_20_Font"><text:span text:style-name="T2"><text:s text:c="4"/></text:span></text:span></text:p>
      <text:p text:style-name="Standard"/>
      <text:p text:style-name="Standard">AAU Email:<text:span text:style-name="Default_20_Paragraph_20_Font"><text:span text:style-name="T2"> <text:s text:c="5"/><text:tab/></text:span></text:span><text:span text:style-name="Default_20_Paragraph_20_Font"><text:span text:style-name="T3">jrer14@student.aau.dk</text:span></text:span><text:span text:style-name="Default_20_Paragraph_20_Font"><text:span text:style-name="T2"> <text:s text:c="77"/></text:span></text:span><text:span text:style-name="Default_20_Paragraph_20_Font"><text:span text:style-name="T6"><text:s text:c="19"/></text:span></text:span><text:span text:style-name="Default_20_Paragraph_20_Font"><text:span text:style-name="T2"><text:s text:c="24"/></text:span></text:span></text:p>
      <text:p text:style-name="Standard"/>
      <text:p text:style-name="Standard">Gruppe:<text:span text:style-name="Default_20_Paragraph_20_Font"><text:span text:style-name="T2"> <text:s text:c="13"/><text:tab/></text:span></text:span><text:span text:style-name="Default_20_Paragraph_20_Font"><text:span text:style-name="T3">Individuel</text:span></text:span><text:span text:style-name="Default_20_Paragraph_20_Font"><text:span text:style-name="T2"> <text:s text:c="97"/></text:span></text:span><text:span text:style-name="Default_20_Paragraph_20_Font"><text:span text:style-name="T6"><text:s text:c="19"/></text:span></text:span><text:span text:style-name="Default_20_Paragraph_20_Font"><text:span text:style-name="T2"><text:s text:c="3"/></text:span></text:span></text:p>
      <text:p text:style-name="Standard"/>
      <text:p text:style-name="Standard"/>
      <text:p text:style-name="Standard">Jeg bekræfter hermed at jeg har overholdt reglerne, som anført under ”Aflevering af eksamensopgave”.</text:p>
      <text:p text:style-name="Standard"/>
      <text:p text:style-name="Standard"/>
      <text:p text:style-name="Standard"/>
      <text:p text:style-name="P3"><text:s text:c="139"/></text:p>
      <text:p text:style-name="P2">Dato og underskrift</text:p>
      <text:p text:style-name="Standard"/>
      <text:p text:style-name="Standard"/>
      <text:p text:style-name="Standard">Ved løsningen af opgaven har jeg modtaget følgende hjælp:</text:p>
      <text:p text:style-name="Standard"><text:span text:style-name="Default_20_Paragraph_20_Font"><text:span text:style-name="T5">(Hvis det er lettere kan du nedskrive dette på et separat ark, som klipses sammen med dette ark før aflevering).</text:span></text:span></text:p>
      <text:p text:style-name="P5"><text:a xlink:type="simple" xlink:href="https://msdn.microsoft.com/en-us/library/ms173160.aspx" text:style-name="Internet_20_link" text:visited-style-name="Visited_20_Internet_20_Link"><text:span text:style-name="Default_20_Paragraph_20_Font"><text:span text:style-name="T5">https://msdn.microsoft.com/en-us/library/ms173160.aspx</text:span></text:span></text:a><text:span text:style-name="Default_20_Paragraph_20_Font"><text:span text:style-name="T5"><text:line-break/></text:span></text:span><text:a xlink:type="simple" xlink:href="https://msdn.microsoft.com/en-us/library/87cdya3t(v=vs.110).aspx" text:style-name="Internet_20_link" text:visited-style-name="Visited_20_Internet_20_Link"><text:span text:style-name="Default_20_Paragraph_20_Font"><text:span text:style-name="T5">https://msdn.microsoft.com/en-us/library/87cdya3t(v=vs.110).aspx</text:span></text:span></text:a><text:span text:style-name="Default_20_Paragraph_20_Font"><text:span text:style-name="T5"><text:line-break/></text:span></text:span><text:a xlink:type="simple" xlink:href="https://msdn.microsoft.com/da-dk/library/98f28cdx.aspx" text:style-name="Internet_20_link" text:visited-style-name="Visited_20_Internet_20_Link"><text:span text:style-name="Default_20_Paragraph_20_Font"><text:span text:style-name="T5">https://msdn.microsoft.com/da-dk/library/98f28cdx.aspx</text:span></text:span></text:a><text:span text:style-name="Default_20_Paragraph_20_Font"><text:span text:style-name="T5"><text:line-break/></text:span></text:span><text:a xlink:type="simple" xlink:href="https://msdn.microsoft.com/en-us/library/bb882516.aspx" text:style-name="Internet_20_link" text:visited-style-name="Visited_20_Internet_20_Link"><text:span text:style-name="Default_20_Paragraph_20_Font"><text:span text:style-name="T5">https://msdn.microsoft.com/en-us/library/bb882516.aspx</text:span></text:span></text:a><text:span text:style-name="Default_20_Paragraph_20_Font"><text:span text:style-name="T5"> <text:line-break/></text:span></text:span><text:a xlink:type="simple" xlink:href="https://msdn.microsoft.com/en-us/library/twcw2f1c(v=vs.110).aspx" text:style-name="Internet_20_link" text:visited-style-name="Visited_20_Internet_20_Link"><text:span text:style-name="Default_20_Paragraph_20_Font"><text:span text:style-name="T5">https://msdn.microsoft.com/en-us/library/twcw2f1c(v=vs.110).aspx</text:span></text:span></text:a><text:span text:style-name="Default_20_Paragraph_20_Font"><text:span text:style-name="T5"><text:line-break/> </text:span></text:span><text:a xlink:type="simple" xlink:href="https://msdn.microsoft.com/en-us/library/system.object.tostring(v=vs.110).aspx" text:style-name="Internet_20_link" text:visited-style-name="Visited_20_Internet_20_Link"><text:span text:style-name="Default_20_Paragraph_20_Font"><text:span text:style-name="T5">https://msdn.microsoft.com/en-us/library/system.object.tostring(v=vs.110).aspx</text:span></text:span></text:a><text:span text:style-name="Default_20_Paragraph_20_Font"><text:span text:style-name="T5"><text:line-break/></text:span></text:span><text:a xlink:type="simple" xlink:href="https://social.msdn.microsoft.com/Forums/vstudio/en-US/2b6b2c53-4497-4f26-bec1-0aae5073bca9/inconsistent-accessibility-parameter-type-x-is-less-accessible-than-method-y?forum=csharpgeneral" text:style-name="Internet_20_link" text:visited-style-name="Visited_20_Internet_20_Link"><text:span text:style-name="Default_20_Paragraph_20_Font"><text:span text:style-name="T5">https://social.msdn.microsoft.com/Forums/vstudio/en-US/2b6b2c53-4497-4f26-bec1-0aae5073bca9/inconsistent-accessibility-parameter-type-x-is-less-accessible-than-method-y?forum=csharpgeneral</text:span></text:span></text:a><text:span text:style-name="Default_20_Paragraph_20_Font"><text:span text:style-name="T5"> <text:line-break/></text:span></text:span><text:a xlink:type="simple" xlink:href="https://social.msdn.microsoft.com/Forums/vstudio/en-US/0271c11d-4cf3-452b-af65-6c06473669fb/adding-row-into-existing-csv-file-using-c?forum=csharpgeneral" text:style-name="Internet_20_link" text:visited-style-name="Visited_20_Internet_20_Link"><text:span text:style-name="Default_20_Paragraph_20_Font"><text:span text:style-name="T5">https://social.msdn.microsoft.com/Forums/vstudio/en-US/0271c11d-4cf3-452b-af65-6c06473669fb/adding-row-into-existing-csv-file-using-c?forum=csharpgeneral</text:span></text:span></text:a><text:span text:style-name="Default_20_Paragraph_20_Font"><text:span text:style-name="T5"><text:line-break/></text:span></text:span><text:a xlink:type="simple" xlink:href="http://stackoverflow.com/questions/6810090/c-sharp-not-all-code-paths-return-a-value-try-catch" text:style-name="Internet_20_link" text:visited-style-name="Visited_20_Internet_20_Link"><text:span text:style-name="Default_20_Paragraph_20_Font"><text:span text:style-name="T5">http://stackoverflow.com/questions/6810090/c-sharp-not-all-code-paths-return-a-value-try-catch</text:span></text:span></text:a><text:span text:style-name="Default_20_Paragraph_20_Font"><text:span text:style-name="T5"><text:line-break/></text:span></text:span><text:a xlink:type="simple" xlink:href="http://stackoverflow.com/a/5344836" text:style-name="Internet_20_link" text:visited-style-name="Visited_20_Internet_20_Link"><text:span text:style-name="Default_20_Paragraph_20_Font"><text:span text:style-name="T5">http://stackoverflow.com/a/5344836</text:span></text:span></text:a><text:span text:style-name="Default_20_Paragraph_20_Font"><text:span text:style-name="T5"><text:line-break/></text:span></text:span><text:a xlink:type="simple" xlink:href="http://stackoverflow.com/a/10883477" text:style-name="Internet_20_link" text:visited-style-name="Visited_20_Internet_20_Link"><text:span text:style-name="Default_20_Paragraph_20_Font"><text:span text:style-name="T5">http://stackoverflow.com/a/10883477</text:span></text:span></text:a><text:span text:style-name="Default_20_Paragraph_20_Font"><text:span text:style-name="T5"><text:line-break/></text:span></text:span><text:a xlink:type="simple" xlink:href="http://stackoverflow.com/questions/4233536/c-sharp-store-functions-in-a-dictionary" text:style-name="Internet_20_link" text:visited-style-name="Visited_20_Internet_20_Link"><text:span text:style-name="Default_20_Paragraph_20_Font"><text:span text:style-name="T5">http://stackoverflow.com/questions/4233536/c-sharp-store-functions-in-a-dictionary</text:span></text:span></text:a><text:span text:style-name="Default_20_Paragraph_20_Font"><text:span text:style-name="T5"> </text:span></text:span><text:a xlink:type="simple" xlink:href="http://stackoverflow.com/questions/2896715/dictionary-with-delegate-or-switch" text:style-name="Internet_20_link" text:visited-style-name="Visited_20_Internet_20_Link"><text:span text:style-name="Default_20_Paragraph_20_Font"><text:span text:style-name="T5">http://stackoverflow.com/questions/2896715/dictionary-with-delegate-or-switch</text:span></text:span></text:a><text:span text:style-name="Default_20_Paragraph_20_Font"><text:span text:style-name="T5"><text:line-break/></text:span></text:span><text:a xlink:type="simple" xlink:href="http://stackoverflow.com/a/21099511" text:style-name="Internet_20_link" text:visited-style-name="Visited_20_Internet_20_Link"><text:span text:style-name="Default_20_Paragraph_20_Font"><text:span text:style-name="T5">http://stackoverflow.com/a/21099511</text:span></text:span></text:a><text:span text:style-name="Default_20_Paragraph_20_Font"><text:span text:style-name="T5"><text:line-break/> </text:span></text:span><text:a xlink:type="simple" xlink:href="http://stackoverflow.com/a/1177897" text:style-name="Internet_20_link" text:visited-style-name="Visited_20_Internet_20_Link"><text:span text:style-name="Default_20_Paragraph_20_Font"><text:span text:style-name="T5">http://stackoverflow.com/a/1177897</text:span></text:span></text:a><text:span text:style-name="Default_20_Paragraph_20_Font"><text:span text:style-name="T5"><text:line-break/></text:span></text:span><text:a xlink:type="simple" xlink:href="http://stackoverflow.com/questions/2829873/how-can-i-detect-if-this-dictionary-key-exists-in-c" text:style-name="Internet_20_link" text:visited-style-name="Visited_20_Internet_20_Link"><text:span text:style-name="Default_20_Paragraph_20_Font"><text:span text:style-name="T5">http://stackoverflow.com/questions/2829873/how-can-i-detect-if-this-dictionary-key-exists-in-c</text:span></text:span></text:a><text:span text:style-name="Default_20_Paragraph_20_Font"><text:span text:style-name="T5"><text:line-break/></text:span></text:span><text:a xlink:type="simple" xlink:href="https://www.codeproject.com/Articles/415732/Reading-and-Writing-CSV-Files-in-Csharp" text:style-name="Internet_20_link" text:visited-style-name="Visited_20_Internet_20_Link"><text:span text:style-name="Default_20_Paragraph_20_Font"><text:span text:style-name="T5">https://www.codeproject.com/Articles/415732/Reading-and-Writing-CSV-Files-in-Csharp</text:span></text:span></text:a><text:span text:style-name="Default_20_Paragraph_20_Font"><text:span text:style-name="T5"><text:line-break/></text:span></text:span><text:a xlink:type="simple" xlink:href="https://www.codeproject.com/Answers/384264/How-to-read-from-csv-file-using-csharp#answer2" text:style-name="Internet_20_link" text:visited-style-name="Visited_20_Internet_20_Link"><text:span text:style-name="Default_20_Paragraph_20_Font"><text:span text:style-name="T5">https://www.codeproject.com/Answers/384264/How-to-read-from-csv-file-using-csharp#answer2</text:span></text:span></text:a><text:span text:style-name="Default_20_Paragraph_20_Font"><text:span text:style-name="T5"><text:line-break/></text:span></text:span><text:a xlink:type="simple" xlink:href="https://www.codeproject.com/Articles/415732/Reading-and-Writing-CSV-Files-in-Csharp" text:style-name="Internet_20_link" text:visited-style-name="Visited_20_Internet_20_Link"><text:span text:style-name="Default_20_Paragraph_20_Font"><text:span text:style-name="T5">https://www.codeproject.com/Articles/415732/Reading-and-Writing-CSV-Files-in-Csharp</text:span></text:span></text:a><text:span text:style-name="Default_20_Paragraph_20_Font"><text:span text:style-name="T5"><text:line-break/></text:span></text:span><text:a xlink:type="simple" xlink:href="https://www.tutorialspoint.com/csharp/csharp_delegates.htm" text:style-name="Internet_20_link" text:visited-style-name="Visited_20_Internet_20_Link"><text:span text:style-name="Default_20_Paragraph_20_Font"><text:span text:style-name="T5">https://www.tutorialspoint.com/csharp/csharp_delegates.ht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a" fo:country="DK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a" fo:country="DK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5-05-06T14:06:00Z</meta:creation-date>
    <dc:date>2017-05-05T04:37:39.260000000</dc:date>
    <meta:editing-cycles>6</meta:editing-cycles>
    <meta:editing-duration>PT2H21M30S</meta:editing-duration>
    <meta:document-statistic meta:table-count="0" meta:image-count="0" meta:object-count="0" meta:page-count="1" meta:paragraph-count="12" meta:word-count="89" meta:character-count="2666" meta:non-whitespace-character-count="1952"/>
    <meta:template xlink:type="simple" xlink:actuate="onRequest" xlink:title="" xlink:href="../../../../AppData/Local/Temp/Eksamensformular%202017.odt/Normal.dotm"/>
  </office:meta>
</office:document-meta>
</file>